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ing_20_1">
      <style:text-properties officeooo:paragraph-rsid="002081dd"/>
    </style:style>
    <style:style style:name="P6" style:family="paragraph" style:parent-style-name="Heading_20_2">
      <style:text-properties officeooo:paragraph-rsid="002218b0"/>
    </style:style>
    <style:style style:name="P7" style:family="paragraph" style:parent-style-name="Standard">
      <style:text-properties officeooo:rsid="001bf55f" officeooo:paragraph-rsid="001bf55f"/>
    </style:style>
    <style:style style:name="P8" style:family="paragraph" style:parent-style-name="Standard">
      <style:paragraph-properties fo:break-before="page"/>
      <style:text-properties officeooo:rsid="001bf55f" officeooo:paragraph-rsid="001bf55f"/>
    </style:style>
    <style:style style:name="P9" style:family="paragraph" style:parent-style-name="Standard">
      <style:paragraph-properties fo:text-align="center" style:justify-single-word="false"/>
      <style:text-properties fo:font-size="18pt" officeooo:rsid="001bf55f" officeooo:paragraph-rsid="001bf55f" style:font-size-asian="18pt" style:font-size-complex="18pt"/>
    </style:style>
    <style:style style:name="P10" style:family="paragraph" style:parent-style-name="Standard">
      <style:paragraph-properties fo:text-align="center" style:justify-single-word="false"/>
      <style:text-properties fo:font-size="18pt" officeooo:rsid="001bf55f" officeooo:paragraph-rsid="001dddfb" style:font-size-asian="18pt" style:font-size-complex="18pt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8pt" fo:font-style="normal" fo:text-shadow="none" style:text-underline-style="none" fo:font-weight="normal" officeooo:rsid="001bf55f" officeooo:paragraph-rsid="001dddfb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officeooo:rsid="001f66a7" officeooo:paragraph-rsid="001f66a7"/>
    </style:style>
    <style:style style:name="P13" style:family="paragraph" style:parent-style-name="Standard">
      <style:text-properties officeooo:rsid="001f66a7" officeooo:paragraph-rsid="002218b0"/>
    </style:style>
    <style:style style:name="P14" style:family="paragraph" style:parent-style-name="Standard">
      <style:text-properties officeooo:rsid="002617a4" officeooo:paragraph-rsid="002617a4"/>
    </style:style>
    <style:style style:name="P15" style:family="paragraph" style:parent-style-name="Standard">
      <style:text-properties officeooo:rsid="002af748" officeooo:paragraph-rsid="002af748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fo:font-weight="bold" officeooo:rsid="002081dd" officeooo:paragraph-rsid="002218b0" fo:background-color="transparent" style:font-weight-asian="bold" style:font-weight-complex="bold"/>
    </style:style>
    <style:style style:name="P17" style:family="paragraph" style:parent-style-name="Table_20_Contents">
      <style:text-properties officeooo:rsid="002081dd" officeooo:paragraph-rsid="002081dd"/>
    </style:style>
    <style:style style:name="P18" style:family="paragraph" style:parent-style-name="Table_20_Contents">
      <style:text-properties officeooo:rsid="002081dd" officeooo:paragraph-rsid="002218b0"/>
    </style:style>
    <style:style style:name="P19" style:family="paragraph" style:parent-style-name="Table_20_Contents">
      <style:text-properties officeooo:rsid="002081dd" officeooo:paragraph-rsid="0024045a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2081dd" officeooo:paragraph-rsid="002081d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2081dd" officeooo:paragraph-rsid="002218b0" style:font-weight-asian="bold" style:font-weight-complex="bold"/>
    </style:style>
    <style:style style:name="P22" style:family="paragraph" style:parent-style-name="Table_20_Contents">
      <style:text-properties officeooo:rsid="0024045a" officeooo:paragraph-rsid="0024045a"/>
    </style:style>
    <style:style style:name="P23" style:family="paragraph" style:parent-style-name="Table_20_Contents">
      <style:text-properties officeooo:rsid="00253d44" officeooo:paragraph-rsid="00253d44"/>
    </style:style>
    <style:style style:name="T1" style:family="text">
      <style:text-properties officeooo:rsid="0024045a"/>
    </style:style>
    <style:style style:name="T2" style:family="text">
      <style:text-properties officeooo:rsid="00253d44"/>
    </style:style>
    <style:style style:name="T3" style:family="text">
      <style:text-properties officeooo:rsid="002617a4"/>
    </style:style>
    <style:style style:name="T4" style:family="text">
      <style:text-properties officeooo:rsid="00268339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e1" table:style-name="Table1" table:template-name="Default Style">
        <table:table-column table:style-name="Table1.A"/>
        <table:table-row table:style-name="TableLine1253400158896">
          <table:table-cell table:style-name="Table1.A1" office:value-type="string">
            <text:p text:style-name="P10"/>
            <text:p text:style-name="P10">Programmer Guide</text:p>
            <text:p text:style-name="P11">Timer </text:p>
            <text:p text:style-name="P11">Scott Auge</text:p>
            <text:p text:style-name="P11"/>
          </table:table-cell>
        </table:table-row>
      </table:table>
      <text:p text:style-name="P9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Table of Contents</text:p>
          </text:index-title>
          <text:p text:style-name="P1"><text:a xlink:type="simple" xlink:href="#__RefHeading___Toc123_2467276065" text:style-name="Index_20_Link" text:visited-style-name="Index_20_Link">Purpose:<text:tab/>3</text:a></text:p>
          <text:p text:style-name="P1"><text:a xlink:type="simple" xlink:href="#__RefHeading___Toc106_2467276065" text:style-name="Index_20_Link" text:visited-style-name="Index_20_Link">Database<text:tab/>3</text:a></text:p>
          <text:p text:style-name="P2"><text:a xlink:type="simple" xlink:href="#__RefHeading___Toc108_2467276065" text:style-name="Index_20_Link" text:visited-style-name="Index_20_Link">Table client<text:tab/>3</text:a></text:p>
          <text:p text:style-name="P2"><text:a xlink:type="simple" xlink:href="#__RefHeading___Toc110_2467276065" text:style-name="Index_20_Link" text:visited-style-name="Index_20_Link">Table parm<text:tab/>3</text:a></text:p>
          <text:p text:style-name="P2"><text:a xlink:type="simple" xlink:href="#__RefHeading___Toc112_2467276065" text:style-name="Index_20_Link" text:visited-style-name="Index_20_Link">Table project<text:tab/>3</text:a></text:p>
          <text:p text:style-name="P2"><text:a xlink:type="simple" xlink:href="#__RefHeading___Toc114_2467276065" text:style-name="Index_20_Link" text:visited-style-name="Index_20_Link">Table session<text:tab/>4</text:a></text:p>
          <text:p text:style-name="P2"><text:a xlink:type="simple" xlink:href="#__RefHeading___Toc116_2467276065" text:style-name="Index_20_Link" text:visited-style-name="Index_20_Link">Table task<text:tab/>4</text:a></text:p>
          <text:p text:style-name="P2"><text:a xlink:type="simple" xlink:href="#__RefHeading___Toc118_2467276065" text:style-name="Index_20_Link" text:visited-style-name="Index_20_Link">Table time<text:tab/>4</text:a></text:p>
          <text:p text:style-name="P2"><text:a xlink:type="simple" xlink:href="#__RefHeading___Toc120_2467276065" text:style-name="Index_20_Link" text:visited-style-name="Index_20_Link">Table user<text:tab/>4</text:a></text:p>
        </text:index-body>
      </text:table-of-content>
      <text:p text:style-name="P7"/>
      <text:p text:style-name="P8"/>
      <text:h text:style-name="P5" text:outline-level="1"><text:bookmark-start text:name="__RefHeading___Toc123_2467276065"/>Purpose: <text:bookmark-end text:name="__RefHeading___Toc123_2467276065"/></text:h>
      <text:p text:style-name="Standard">Amduus Information Works, Inc. needs a tool to aid with keeping track of time. <text:s/>The tracking of time needs to be for a client, for a given project for that client, and a task for that project. <text:s/>In addition, a note should be available that can be added for a task. <text:s/></text:p>
      <text:p text:style-name="P7"/>
      <text:h text:style-name="Heading_20_1" text:outline-level="1"><text:bookmark-start text:name="__RefHeading___Toc106_2467276065"/>Database<text:bookmark-end text:name="__RefHeading___Toc106_2467276065"/></text:h>
      <text:p text:style-name="P12"/>
      <text:p text:style-name="P12">Database is normally called “timekeeper.” <text:s/><text:span text:style-name="T1">It is a Maria database type, although Oracles MySQL can be <text:s/>used also.</text:span></text:p>
      <text:p text:style-name="P12"/>
      <text:h text:style-name="Heading_20_2" text:outline-level="2"><text:bookmark-start text:name="__RefHeading___Toc108_2467276065"/>Table client<text:bookmark-end text:name="__RefHeading___Toc108_2467276065"/></text:h>
      <table:table table:name="Table2" table:style-name="Table2">
        <table:table-column table:style-name="Table2.A" table:number-columns-repeated="2"/>
        <table:table-row table:style-name="TableLine1253827708064">
          <table:table-cell table:style-name="Table2.A1" office:value-type="string">
            <text:p text:style-name="P20">Field</text:p>
          </table:table-cell>
          <table:table-cell table:style-name="Table2.B1" office:value-type="string">
            <text:p text:style-name="P20">Use</text:p>
          </table:table-cell>
        </table:table-row>
        <table:table-row table:style-name="TableLine1253827708064">
          <table:table-cell table:style-name="Table2.A2" office:value-type="string">
            <text:p text:style-name="P17">ClientRecID</text:p>
          </table:table-cell>
          <table:table-cell table:style-name="Table2.B2" office:value-type="string">
            <text:p text:style-name="P17">Unique Identifer for record. <text:s/>Internal use.</text:p>
          </table:table-cell>
        </table:table-row>
        <table:table-row table:style-name="TableLine1253827708064">
          <table:table-cell table:style-name="Table2.A2" office:value-type="string">
            <text:p text:style-name="P17">Name</text:p>
          </table:table-cell>
          <table:table-cell table:style-name="Table2.B2" office:value-type="string">
            <text:p text:style-name="P17">Name of client</text:p>
          </table:table-cell>
        </table:table-row>
      </table:table>
      <text:p text:style-name="P12"/>
      <text:p text:style-name="P14">This table names clients a task is for. Should be a company.</text:p>
      <text:h text:style-name="Heading_20_2" text:outline-level="2"><text:bookmark-start text:name="__RefHeading___Toc110_2467276065"/>Table parm<text:bookmark-end text:name="__RefHeading___Toc110_2467276065"/></text:h>
      <text:p text:style-name="P13"/>
      <table:table table:name="Table3" table:style-name="Table3">
        <table:table-column table:style-name="Table3.A" table:number-columns-repeated="2"/>
        <table:table-row table:style-name="TableLine1253827703168">
          <table:table-cell table:style-name="Table3.A1" office:value-type="string">
            <text:p text:style-name="P21">Field</text:p>
          </table:table-cell>
          <table:table-cell table:style-name="Table3.B1" office:value-type="string">
            <text:p text:style-name="P21">Use</text:p>
          </table:table-cell>
        </table:table-row>
        <table:table-row table:style-name="TableLine1253827703168">
          <table:table-cell table:style-name="Table3.A2" office:value-type="string">
            <text:p text:style-name="P18"><text:span text:style-name="T1">Parm</text:span>RecID</text:p>
          </table:table-cell>
          <table:table-cell table:style-name="Table3.B2" office:value-type="string">
            <text:p text:style-name="P18">Unique Identifer for record. <text:s/>Internal use.</text:p>
          </table:table-cell>
        </table:table-row>
        <table:table-row table:style-name="TableLine1253827703168">
          <table:table-cell table:style-name="Table3.A2" office:value-type="string">
            <text:p text:style-name="P18">Name</text:p>
          </table:table-cell>
          <table:table-cell table:style-name="Table3.B2" office:value-type="string">
            <text:p text:style-name="P18">Name of <text:span text:style-name="T1">parameter</text:span></text:p>
          </table:table-cell>
        </table:table-row>
        <table:table-row table:style-name="TableLine1253827703168">
          <table:table-cell table:style-name="Table3.A2" office:value-type="string">
            <text:p text:style-name="P22">Value</text:p>
          </table:table-cell>
          <table:table-cell table:style-name="Table3.B2" office:value-type="string">
            <text:p text:style-name="P22">Value of parameter</text:p>
          </table:table-cell>
        </table:table-row>
      </table:table>
      <text:p text:style-name="Standard"/>
      <text:p text:style-name="P14">This table is for any general parameter that will be used. <text:s/>Could be HTML or plain text. <text:s/>Could be holding how long for a time out, page presentation, etc.</text:p>
      <text:h text:style-name="P6" text:outline-level="2"><text:bookmark-start text:name="__RefHeading___Toc112_2467276065"/>Table project<text:bookmark-end text:name="__RefHeading___Toc112_2467276065"/></text:h>
      <text:p text:style-name="P13"/>
      <table:table table:name="Table4" table:style-name="Table4">
        <table:table-column table:style-name="Table4.A" table:number-columns-repeated="2"/>
        <table:table-row table:style-name="TableLine1253827644416">
          <table:table-cell table:style-name="Table4.A1" office:value-type="string">
            <text:p text:style-name="P21">Field</text:p>
          </table:table-cell>
          <table:table-cell table:style-name="Table4.B1" office:value-type="string">
            <text:p text:style-name="P21">Use</text:p>
          </table:table-cell>
        </table:table-row>
        <table:table-row table:style-name="TableLine1253827644416">
          <table:table-cell table:style-name="Table4.A2" office:value-type="string">
            <text:p text:style-name="P22">ProjectRecID</text:p>
          </table:table-cell>
          <table:table-cell table:style-name="Table4.B2" office:value-type="string">
            <text:p text:style-name="P19">Unique Identifer for record. <text:s/>Internal use.</text:p>
          </table:table-cell>
        </table:table-row>
        <table:table-row table:style-name="TableLine1253827644416">
          <table:table-cell table:style-name="Table4.A2" office:value-type="string">
            <text:p text:style-name="P18">ClientRecID</text:p>
          </table:table-cell>
          <table:table-cell table:style-name="Table4.B2" office:value-type="string">
            <text:p text:style-name="P18"><text:span text:style-name="T1">Client it is being used for.</text:span> <text:s/>Internal use.</text:p>
          </table:table-cell>
        </table:table-row>
        <table:table-row table:style-name="TableLine1253827644416">
          <table:table-cell table:style-name="Table4.A2" office:value-type="string">
            <text:p text:style-name="P18">Name</text:p>
          </table:table-cell>
          <table:table-cell table:style-name="Table4.B2" office:value-type="string">
            <text:p text:style-name="P18">Name of <text:span text:style-name="T1">project</text:span></text:p>
          </table:table-cell>
        </table:table-row>
      </table:table>
      <text:p text:style-name="Standard"/>
      <text:p text:style-name="Standard">This is for <text:span text:style-name="T3">a project for a specific client. <text:s/>The idea is to pick for reporting and for assigning time.</text:span></text:p>
      <text:h text:style-name="P6" text:outline-level="2"><text:bookmark-start text:name="__RefHeading___Toc114_2467276065"/><text:soft-page-break/>Table session<text:bookmark-end text:name="__RefHeading___Toc114_2467276065"/></text:h>
      <text:p text:style-name="P13"/>
      <table:table table:name="Table5" table:style-name="Table5">
        <table:table-column table:style-name="Table5.A" table:number-columns-repeated="2"/>
        <table:table-row table:style-name="TableLine1253827631632">
          <table:table-cell table:style-name="Table5.A1" office:value-type="string">
            <text:p text:style-name="P21">Field</text:p>
          </table:table-cell>
          <table:table-cell table:style-name="Table5.B1" office:value-type="string">
            <text:p text:style-name="P21">Use</text:p>
          </table:table-cell>
        </table:table-row>
        <table:table-row table:style-name="TableLine1253827631632">
          <table:table-cell table:style-name="Table5.A2" office:value-type="string">
            <text:p text:style-name="P18"><text:span text:style-name="T1">Session</text:span>RecID</text:p>
          </table:table-cell>
          <table:table-cell table:style-name="Table5.B2" office:value-type="string">
            <text:p text:style-name="P18">Unique Identifer for record. <text:s/>Internal use.</text:p>
          </table:table-cell>
        </table:table-row>
        <table:table-row table:style-name="TableLine1253827631632">
          <table:table-cell table:style-name="Table5.A2" office:value-type="string">
            <text:p text:style-name="P22">Cookie</text:p>
          </table:table-cell>
          <table:table-cell table:style-name="Table5.B2" office:value-type="string">
            <text:p text:style-name="P18"><text:span text:style-name="T1">Value</text:span> of <text:span text:style-name="T1">cookie on browser</text:span></text:p>
          </table:table-cell>
        </table:table-row>
        <table:table-row table:style-name="TableLine1253827631632">
          <table:table-cell table:style-name="Table5.A2" office:value-type="string">
            <text:p text:style-name="P22">UserRecID</text:p>
          </table:table-cell>
          <table:table-cell table:style-name="Table5.B2" office:value-type="string">
            <text:p text:style-name="P22">Which user is associated with this session</text:p>
          </table:table-cell>
        </table:table-row>
        <table:table-row table:style-name="TableLine1253827631632">
          <table:table-cell table:style-name="Table5.A2" office:value-type="string">
            <text:p text:style-name="P22">LastUsed</text:p>
          </table:table-cell>
          <table:table-cell table:style-name="Table5.B2" office:value-type="string">
            <text:p text:style-name="P22">Date/time this session was last used. (Auto logout)</text:p>
          </table:table-cell>
        </table:table-row>
      </table:table>
      <text:p text:style-name="Standard"/>
      <text:p text:style-name="P14">This is for digging into a database for a given user session.</text:p>
      <text:h text:style-name="P6" text:outline-level="2"><text:bookmark-start text:name="__RefHeading___Toc116_2467276065"/>Table task<text:bookmark-end text:name="__RefHeading___Toc116_2467276065"/></text:h>
      <text:p text:style-name="P13"/>
      <table:table table:name="Table6" table:style-name="Table6">
        <table:table-column table:style-name="Table6.A" table:number-columns-repeated="2"/>
        <table:table-row table:style-name="TableLine1253827629728">
          <table:table-cell table:style-name="Table6.A1" office:value-type="string">
            <text:p text:style-name="P16">Field</text:p>
          </table:table-cell>
          <table:table-cell table:style-name="Table6.B1" office:value-type="string">
            <text:p text:style-name="P16">Use</text:p>
          </table:table-cell>
        </table:table-row>
        <table:table-row table:style-name="TableLine1253827629728">
          <table:table-cell table:style-name="Table6.A2" office:value-type="string">
            <text:p text:style-name="P18"><text:span text:style-name="T2">Task</text:span>RecID</text:p>
          </table:table-cell>
          <table:table-cell table:style-name="Table6.B2" office:value-type="string">
            <text:p text:style-name="P18">Unique Identifer for record. <text:s/>Internal use.</text:p>
          </table:table-cell>
        </table:table-row>
        <table:table-row table:style-name="TableLine1253827629728">
          <table:table-cell table:style-name="Table6.A2" office:value-type="string">
            <text:p text:style-name="P18">Name</text:p>
          </table:table-cell>
          <table:table-cell table:style-name="Table6.B2" office:value-type="string">
            <text:p text:style-name="P18">Name of <text:span text:style-name="T2">task</text:span></text:p>
          </table:table-cell>
        </table:table-row>
      </table:table>
      <text:p text:style-name="Standard"/>
      <text:p text:style-name="P14">This is to identify a task a user is doing, such as Meeting, Analyzing, Coding, Debugging...</text:p>
      <text:h text:style-name="P6" text:outline-level="2"><text:bookmark-start text:name="__RefHeading___Toc118_2467276065"/>Table time <text:bookmark-end text:name="__RefHeading___Toc118_2467276065"/></text:h>
      <text:p text:style-name="P13"/>
      <table:table table:name="Table7" table:style-name="Table7">
        <table:table-column table:style-name="Table7.A" table:number-columns-repeated="2"/>
        <table:table-row table:style-name="TableLine1253827649856">
          <table:table-cell table:style-name="Table7.A1" office:value-type="string">
            <text:p text:style-name="P21">Field</text:p>
          </table:table-cell>
          <table:table-cell table:style-name="Table7.B1" office:value-type="string">
            <text:p text:style-name="P21">Use</text:p>
          </table:table-cell>
        </table:table-row>
        <table:table-row table:style-name="TableLine1253827649856">
          <table:table-cell table:style-name="Table7.A2" office:value-type="string">
            <text:p text:style-name="P18"><text:span text:style-name="T2">Time</text:span>RecID</text:p>
          </table:table-cell>
          <table:table-cell table:style-name="Table7.B2" office:value-type="string">
            <text:p text:style-name="P18">Unique Identifer for record. <text:s/>Internal use.</text:p>
          </table:table-cell>
        </table:table-row>
        <table:table-row table:style-name="TableLine1253827649856">
          <table:table-cell table:style-name="Table7.A2" office:value-type="string">
            <text:p text:style-name="P23">UserRecID</text:p>
          </table:table-cell>
          <table:table-cell table:style-name="Table7.B2" office:value-type="string">
            <text:p text:style-name="P23">Match To User For</text:p>
          </table:table-cell>
        </table:table-row>
        <table:table-row table:style-name="TableLine1253827649856">
          <table:table-cell table:style-name="Table7.A2" office:value-type="string">
            <text:p text:style-name="P23">ClientRecID</text:p>
          </table:table-cell>
          <table:table-cell table:style-name="Table7.B2" office:value-type="string">
            <text:p text:style-name="P23">Match To Clent For</text:p>
          </table:table-cell>
        </table:table-row>
        <table:table-row table:style-name="TableLine1253827649856">
          <table:table-cell table:style-name="Table7.A2" office:value-type="string">
            <text:p text:style-name="P23">ProjectRecID</text:p>
          </table:table-cell>
          <table:table-cell table:style-name="Table7.B2" office:value-type="string">
            <text:p text:style-name="P23">Match To Project For</text:p>
          </table:table-cell>
        </table:table-row>
        <table:table-row table:style-name="TableLine1253827649856">
          <table:table-cell table:style-name="Table7.A2" office:value-type="string">
            <text:p text:style-name="P23">TaskRecID</text:p>
          </table:table-cell>
          <table:table-cell table:style-name="Table7.B2" office:value-type="string">
            <text:p text:style-name="P23">Match To Task For</text:p>
          </table:table-cell>
        </table:table-row>
        <table:table-row table:style-name="TableLine1253827649856">
          <table:table-cell table:style-name="Table7.A2" office:value-type="string">
            <text:p text:style-name="P23">StartTime</text:p>
          </table:table-cell>
          <table:table-cell table:style-name="Table7.B2" office:value-type="string">
            <text:p text:style-name="P23">Start Time of task</text:p>
          </table:table-cell>
        </table:table-row>
        <table:table-row table:style-name="TableLine1253827649856">
          <table:table-cell table:style-name="Table7.A2" office:value-type="string">
            <text:p text:style-name="P23">EndTime</text:p>
          </table:table-cell>
          <table:table-cell table:style-name="Table7.B2" office:value-type="string">
            <text:p text:style-name="P23">End Time of task</text:p>
          </table:table-cell>
        </table:table-row>
      </table:table>
      <text:p text:style-name="Standard"/>
      <text:p text:style-name="P14">Assigning time spent on something.</text:p>
      <text:h text:style-name="P6" text:outline-level="2"><text:bookmark-start text:name="__RefHeading___Toc120_2467276065"/>Table user<text:bookmark-end text:name="__RefHeading___Toc120_2467276065"/></text:h>
      <text:p text:style-name="P13"/>
      <table:table table:name="Table8" table:style-name="Table8">
        <table:table-column table:style-name="Table8.A" table:number-columns-repeated="2"/>
        <table:table-row table:style-name="TableLine1253827776064">
          <table:table-cell table:style-name="Table8.A1" office:value-type="string">
            <text:p text:style-name="P21">Field</text:p>
          </table:table-cell>
          <table:table-cell table:style-name="Table8.B1" office:value-type="string">
            <text:p text:style-name="P21">Use</text:p>
          </table:table-cell>
        </table:table-row>
        <table:table-row table:style-name="TableLine1253827776064">
          <table:table-cell table:style-name="Table8.A2" office:value-type="string">
            <text:p text:style-name="P18"><text:span text:style-name="T2">User</text:span>RecID</text:p>
          </table:table-cell>
          <table:table-cell table:style-name="Table8.B2" office:value-type="string">
            <text:p text:style-name="P18">Unique Identifer for record. <text:s/>Internal use.</text:p>
          </table:table-cell>
        </table:table-row>
        <table:table-row table:style-name="TableLine1253827776064">
          <table:table-cell table:style-name="Table8.A2" office:value-type="string">
            <text:p text:style-name="P18"><text:span text:style-name="T2">First</text:span>Name</text:p>
          </table:table-cell>
          <table:table-cell table:style-name="Table8.B2" office:value-type="string">
            <text:p text:style-name="P18">Name of <text:span text:style-name="T2">user</text:span></text:p>
          </table:table-cell>
        </table:table-row>
        <text:soft-page-break/>
        <table:table-row table:style-name="TableLine1253827776064">
          <table:table-cell table:style-name="Table8.A2" office:value-type="string">
            <text:p text:style-name="P23">LastName</text:p>
          </table:table-cell>
          <table:table-cell table:style-name="Table8.B2" office:value-type="string">
            <text:p text:style-name="P23">Name of user</text:p>
          </table:table-cell>
        </table:table-row>
        <table:table-row table:style-name="TableLine1253827776064">
          <table:table-cell table:style-name="Table8.A2" office:value-type="string">
            <text:p text:style-name="P23">Password</text:p>
          </table:table-cell>
          <table:table-cell table:style-name="Table8.B2" office:value-type="string">
            <text:p text:style-name="P23">Password during login</text:p>
          </table:table-cell>
        </table:table-row>
        <table:table-row table:style-name="TableLine1253827776064">
          <table:table-cell table:style-name="Table8.A2" office:value-type="string">
            <text:p text:style-name="P23">UserID</text:p>
          </table:table-cell>
          <table:table-cell table:style-name="Table8.B2" office:value-type="string">
            <text:p text:style-name="P23">Login to match with password</text:p>
          </table:table-cell>
        </table:table-row>
      </table:table>
      <text:p text:style-name="P13"/>
      <text:p text:style-name="P14">Identifies users to the system.</text:p>
      <text:p text:style-name="P14"/>
      <text:h text:style-name="Heading_20_1" text:outline-level="1">HTML</text:h>
      <text:p text:style-name="P15"/>
      <text:p text:style-name="P15">This is mostly an HTML program with little background processes, if any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26833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3</text:page-number><text:s/><text:span text:style-name="MT1">of</text:span>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9T15:53:42.209000000</meta:creation-date>
    <dc:date>2022-02-09T17:42:08.680000000</dc:date>
    <meta:editing-duration>PT45M40S</meta:editing-duration>
    <meta:editing-cycles>8</meta:editing-cycles>
    <meta:generator>LibreOffice/7.2.4.1$Windows_X86_64 LibreOffice_project/27d75539669ac387bb498e35313b970b7fe9c4f9</meta:generator>
    <meta:document-statistic meta:table-count="8" meta:image-count="0" meta:object-count="0" meta:page-count="5" meta:paragraph-count="100" meta:word-count="397" meta:character-count="2246" meta:non-whitespace-character-count="1929"/>
  </office:meta>
</office:document-meta>
</file>